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9283in" svg:y="0.0394in">
            <draw:object draw:notify-on-update-of-ranges="Sheet1.A1:Sheet1.A6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0in" svg:y="1.4327in">
            <draw:object draw:notify-on-update-of-ranges="Sheet2.A1:Sheet2.A1 Sheet2.A2:Sheet2.A7 Sheet2.B1:Sheet2.B1 Sheet2.B2:Sheet2.B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1894in" svg:y="1.4516in">
            <draw:object draw:notify-on-update-of-ranges="Sheet2.B1:Sheet2.B1 Sheet2.B2:Sheet2.B7 Sheet2.C1:Sheet2.C1 Sheet2.C2:Sheet2.C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ight (g)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Force (N)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7" calcext:value-type="float">
            <text:p>207</text:p>
          </table:table-cell>
          <table:table-cell table:formula="of:=[.A2]*0.00980665002864" office:value-type="float" office:value="4.61893216348944" calcext:value-type="float">
            <text:p>4.618932163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5" calcext:value-type="float">
            <text:p>165</text:p>
          </table:table-cell>
          <table:table-cell table:formula="of:=[.A3]*0.00980665002864" office:value-type="float" office:value="10.1008495294992" calcext:value-type="float">
            <text:p>10.10084952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5" calcext:value-type="float">
            <text:p>235</text:p>
          </table:table-cell>
          <table:table-cell table:formula="of:=[.A4]*0.00980665002864" office:value-type="float" office:value="1.6180972547256" calcext:value-type="float">
            <text:p>1.618097254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5" calcext:value-type="float">
            <text:p>115</text:p>
          </table:table-cell>
          <table:table-cell table:formula="of:=[.A5]*0.00980665002864" office:value-type="float" office:value="13.729310040096" calcext:value-type="float">
            <text:p>13.729310040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9" calcext:value-type="float">
            <text:p>209</text:p>
          </table:table-cell>
          <table:table-cell table:formula="of:=[.A6]*0.00980665002864" office:value-type="float" office:value="4.45221911300256" calcext:value-type="float">
            <text:p>4.452219113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table:formula="of:=[.A7]*0.00980665002864" office:value-type="float" office:value="2.2555295065872" calcext:value-type="float">
            <text:p>2.25552950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7:18:41.102439540</meta:creation-date>
    <dc:date>2015-11-26T19:25:50.234709485</dc:date>
    <meta:editing-duration>PT1H26M37S</meta:editing-duration>
    <meta:editing-cycles>1</meta:editing-cycles>
    <meta:document-statistic meta:table-count="2" meta:cell-count="685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A1:Sheet1.A664" svg:x="0.32cm" svg:y="0.18cm" svg:width="12.534cm" svg:height="8.64cm">
          <chartooo:coordinate-region svg:x="1.127cm" svg:y="0.38cm" svg:width="11.727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664" chart:class="chart:line">
            <chart:data-point chart:repeated="6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">
                <text:p>466</text:p>
                <draw:g>
                  <svg:desc>Sheet1.A1:Sheet1.A6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67">
                <text:p>4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6cm" chart:style-name="ch2">
          <text:p>Wgt = f(v)</text:p>
        </chart:title>
        <chart:legend chart:legend-position="end" svg:x="12.301cm" svg:y="3.952cm" style:legend-expansion="high" chart:style-name="ch3"/>
        <chart:plot-area chart:style-name="ch4" table:cell-range-address="Sheet2.A1:Sheet2.B7" chart:data-source-has-labels="row" svg:x="0.32cm" svg:y="1.301cm" svg:width="11.661cm" svg:height="7.519cm">
          <chartooo:coordinate-region svg:x="1.127cm" svg:y="1.5cm" svg:width="10.482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7" chart:label-cell-address="Sheet2.B1:Sheet2.B1" chart:class="chart:scatter">
            <chart:domain table:cell-range-address="Sheet2.A2:Sheet2.A7"/>
            <chart:regression-curve chart:style-name="ch8">
              <chart:equation chart:display-equation="true" chart:display-r-square="true" svg:x="5.479cm" svg:y="1.728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ding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1">
                <text:p>471</text:p>
                <draw:g>
                  <svg:desc>Sheet2.A2:Sheet2.A7</svg:desc>
                </draw:g>
              </table:table-cell>
              <table:table-cell office:value-type="float" office:value="207">
                <text:p>207</text:p>
                <draw:g>
                  <svg:desc>Sheet2.B2:Sheet2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0">
                <text:p>103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">
                <text:p>16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4">
                <text:p>45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39cm" svg:y="0.316cm" chart:style-name="ch2">
          <text:p>Force = f(v)</text:p>
        </chart:title>
        <chart:legend chart:legend-position="end" svg:x="11.984cm" svg:y="3.952cm" style:legend-expansion="high" chart:style-name="ch3"/>
        <chart:plot-area chart:style-name="ch4" table:cell-range-address="Sheet2.B1:Sheet2.C7" chart:data-source-has-labels="row" svg:x="0.32cm" svg:y="1.301cm" svg:width="11.344cm" svg:height="7.519cm">
          <chartooo:coordinate-region svg:x="0.941cm" svg:y="1.5cm" svg:width="10.443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C2:Sheet2.C7" chart:label-cell-address="Sheet2.C1:Sheet2.C1" chart:class="chart:scatter">
            <chart:domain table:cell-range-address="Sheet2.B2:Sheet2.B7"/>
            <chart:regression-curve chart:style-name="ch8">
              <chart:equation chart:display-equation="true" chart:display-r-square="true" svg:x="4.147cm" svg:y="2.223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orce (N)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">
                <text:p>207</text:p>
                <draw:g>
                  <svg:desc>Sheet2.B2:Sheet2.B7</svg:desc>
                </draw:g>
              </table:table-cell>
              <table:table-cell office:value-type="float" office:value="4.61893216348944">
                <text:p>4.61893216348944</text:p>
                <draw:g>
                  <svg:desc>Sheet2.C2:Sheet2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10.1008495294992">
                <text:p>10.1008495294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5">
                <text:p>235</text:p>
              </table:table-cell>
              <table:table-cell office:value-type="float" office:value="1.6180972547256">
                <text:p>1.6180972547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">
                <text:p>115</text:p>
              </table:table-cell>
              <table:table-cell office:value-type="float" office:value="13.729310040096">
                <text:p>13.729310040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">
                <text:p>209</text:p>
              </table:table-cell>
              <table:table-cell office:value-type="float" office:value="4.45221911300256">
                <text:p>4.45221911300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">
                <text:p>230</text:p>
              </table:table-cell>
              <table:table-cell office:value-type="float" office:value="2.2555295065872">
                <text:p>2.25552950658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